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138" officeooo:paragraph-rsid="00096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for proje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1:53:55.564618978</meta:creation-date>
    <dc:date>2021-11-14T11:54:38.051032420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4.7.2$Linux_X86_64 LibreOffice_project/40$Build-2</meta:generator>
  </office:meta>
</office:document-meta>
</file>